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Helvetica" fo:font-size="11pt" fo:language="ca" fo:country="ES" style:font-size-asian="11pt" style:font-size-complex="11pt"/>
    </style:style>
    <style:style style:name="P2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3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4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5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6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7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8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9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10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11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12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13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14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15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16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17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18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19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20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21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22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23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24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25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26" style:family="paragraph" style:parent-style-name="Standard">
      <style:text-properties style:font-name="Helvetica" fo:font-size="11pt" fo:language="ca" fo:country="ES" fo:font-weight="bold" style:font-size-asian="11pt" style:font-weight-asian="bold" style:font-size-complex="11pt"/>
    </style:style>
    <style:style style:name="P27" style:family="paragraph" style:parent-style-name="Standard">
      <style:text-properties style:font-name="Helvetica" fo:language="ca" fo:country="ES"/>
    </style:style>
    <style:style style:name="P28" style:family="paragraph" style:parent-style-name="Standard" style:list-style-name="Numbering_20_1">
      <style:text-properties style:font-name="Helvetica" fo:language="ca" fo:country="ES"/>
    </style:style>
    <style:style style:name="P29" style:family="paragraph" style:parent-style-name="Standard">
      <style:text-properties style:font-name="Helvetica" fo:font-size="14pt" fo:language="ca" fo:country="ES" fo:font-weight="bold" style:font-size-asian="14pt" style:font-weight-asian="bold"/>
    </style:style>
    <style:style style:name="P30" style:family="paragraph" style:parent-style-name="Standard" style:list-style-name="Numbering_20_1"/>
    <style:style style:name="P31" style:family="paragraph" style:parent-style-name="Standard">
      <style:paragraph-properties fo:margin-left="1.249cm" fo:margin-right="0cm" fo:text-indent="0cm" style:auto-text-indent="false"/>
      <style:text-properties style:font-name="Helvetica" fo:language="ca" fo:country="ES"/>
    </style:style>
    <style:style style:name="P32" style:family="paragraph" style:parent-style-name="Heading_20_2" style:master-page-name="Standard">
      <style:text-properties fo:font-variant="small-caps"/>
    </style:style>
    <style:style style:name="P33" style:family="paragraph" style:parent-style-name="Heading_20_3">
      <style:text-properties fo:font-variant="small-caps"/>
    </style:style>
    <style:style style:name="T1" style:family="text">
      <style:text-properties style:font-name="Helvetica" fo:font-size="11pt" fo:language="ca" fo:country="ES" style:font-size-asian="11pt" style:font-size-complex="11pt"/>
    </style:style>
    <style:style style:name="T2" style:family="text">
      <style:text-properties style:font-name="Helvetica" fo:font-size="11pt" fo:language="ca" fo:country="ES" fo:font-style="italic" fo:font-weight="bold" style:font-size-asian="11pt" style:font-style-asian="italic" style:font-weight-asian="bold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2">Contractació de transport especial</text:h>
      <text:h text:style-name="P33" text:outline-level="3">Descripció del curs típic d'esdeveniments</text:h>
      <text:h text:style-name="Heading_20_4" text:outline-level="4">Actor</text:h>
      <text:p text:style-name="P31">Gestor de comandes</text:p>
      <text:h text:style-name="Heading_20_4" text:outline-level="4">Precondicions</text:h>
      <text:p text:style-name="P27">El gestor de comandes es troba registrat al sistema</text:p>
      <text:h text:style-name="Heading_20_4" text:outline-level="4">Fluxe principal</text:h>
      <text:list text:style-name="Numbering_20_1">
        <text:list-item>
          <text:p text:style-name="P2">El gestor de transports es troba identificat al sistema i selecciona la opció de contractar un transport especial</text:p>
        </text:list-item>
        <text:list-item>
          <text:p text:style-name="P2">L’usuari introdueix la informació del tipus de vehicle que vol contractar, així com les dates en que es vol realitzar la contractació</text:p>
        </text:list-item>
        <text:list-item>
          <text:p text:style-name="P2">El sistema mostra el llistat de totes les possibilitats que de contractació existents amb les característiques introduides al sistema.</text:p>
        </text:list-item>
        <text:list-item>
          <text:p text:style-name="P2">L’usuari selecciona l’opció que li pareix millor.</text:p>
        </text:list-item>
        <text:list-item>
          <text:p text:style-name="P2">El sistema li demana una confirmació per a llogar aquell vehicle</text:p>
        </text:list-item>
        <text:list-item>
          <text:p text:style-name="P2">L’usuari confirma la contractació</text:p>
        </text:list-item>
      </text:list>
      <text:h text:style-name="Heading_20_4" text:outline-level="4">Fluxe alternatius</text:h>
      <text:h text:style-name="Heading_20_5" text:outline-level="5"><text:span text:style-name="T2">Error de connexió amb el sistema</text:span></text:h>
      <text:list text:style-name="Numbering_20_1" text:continue-numbering="true">
        <text:list-item>
          <text:p text:style-name="P2">El sistema informa a l’usuari que s’ha produït un error de connexió amb el sistema extern</text:p>
        </text:list-item>
        <text:list-item>
          <text:p text:style-name="P2">Acaba el cas d’ús</text:p>
        </text:list-item>
      </text:list>
      <text:h text:style-name="Heading_20_5" text:outline-level="5">Falten dades</text:h>
      <text:list text:style-name="Numbering_20_1" text:continue-numbering="true">
        <text:list-item>
          <text:p text:style-name="P2">El sistema informa a l’usuari que les dades introduides no estan completes</text:p>
        </text:list-item>
        <text:list-item>
          <text:p text:style-name="P2">Torna al pas 2 del fluxe principal</text:p>
        </text:list-item>
      </text:list>
      <text:h text:style-name="Heading_20_5" text:outline-level="5">Petició no disponible</text:h>
      <text:list text:style-name="Numbering_20_1" text:continue-numbering="true">
        <text:list-item>
          <text:p text:style-name="P2">El sistema informa a l’usuari que la petició que és vol contractar ja no es troba disponible.</text:p>
        </text:list-item>
        <text:list-item>
          <text:p text:style-name="P2">Torna al pas 4 del fluxe principa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dc:title>CANCEL•LAR COMANDA</dc:title>
    <meta:initial-creator>LCFIB</meta:initial-creator>
    <meta:creation-date>2008-04-24T08:22:00</meta:creation-date>
    <dc:creator>LCFIB UPC</dc:creator>
    <dc:date>2008-05-13T08:55:57</dc:date>
    <dc:language>es-ES</dc:language>
    <meta:editing-cycles>7</meta:editing-cycles>
    <meta:editing-duration>PT1H45M4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3" meta:word-count="182" meta:character-count="1126"/>
  </office:meta>
</office:document-meta>
</file>